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buntu@ubuntu-Vostro-460:~$ sudo mysql</text:p>
      <text:p text:style-name="Standard">[sudo] password for ubuntu: </text:p>
      <text:p text:style-name="Standard">Welcome to the MySQL monitor. <text:s/>Commands end with ; or \g.</text:p>
      <text:p text:style-name="Standard">Your MySQL connection id is 8</text:p>
      <text:p text:style-name="Standard">Server version: 8.0.42-0ubuntu0.22.04.1 (Ubuntu)</text:p>
      <text:p text:style-name="Standard"/>
      <text:p text:style-name="Standard">Copyright (c) 2000, 2025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create database p7;</text:p>
      <text:p text:style-name="Standard">Query OK, 1 row affected (0.01 sec)</text:p>
      <text:p text:style-name="Standard"/>
      <text:p text:style-name="Standard">mysql&gt; use p7;</text:p>
      <text:p text:style-name="Standard">Database changed</text:p>
      <text:p text:style-name="Standard">mysql&gt; CREATE TABLE <text:span text:style-name="T1">Library</text:span> ( <text:s text:c="4"/>book_id INT PRIMARY KEY, <text:s text:c="4"/>title VARCHAR(100), <text:s text:c="4"/>author VARCHAR(100), <text:s text:c="4"/>published_year INT, <text:s text:c="4"/>copies INT );</text:p>
      <text:p text:style-name="Standard">Query OK, 0 rows affected (0.02 sec)</text:p>
      <text:p text:style-name="Standard"/>
      <text:p text:style-name="Standard">mysql&gt; CREATE TABLE <text:span text:style-name="T1">Library_Audit </text:span>(</text:p>
      <text:p text:style-name="Standard"><text:s text:c="4"/>-&gt; <text:s text:c="4"/>audit_id INT AUTO_INCREMENT PRIMARY KEY,</text:p>
      <text:p text:style-name="Standard"><text:s text:c="4"/>-&gt; <text:s text:c="4"/>book_id INT,</text:p>
      <text:p text:style-name="Standard"><text:s text:c="4"/>-&gt; <text:s text:c="4"/>title VARCHAR(100),</text:p>
      <text:p text:style-name="Standard"><text:s text:c="4"/>-&gt; <text:s text:c="4"/>author VARCHAR(100),</text:p>
      <text:p text:style-name="Standard"><text:s text:c="4"/>-&gt; <text:s text:c="4"/>published_year INT,</text:p>
      <text:p text:style-name="Standard"><text:s text:c="4"/>-&gt; <text:s text:c="4"/>copies INT,</text:p>
      <text:p text:style-name="Standard"><text:s text:c="4"/>-&gt; <text:s text:c="4"/>operation VARCHAR(10), <text:s text:c="4"/>-- 'UPDATE' or 'DELETE'</text:p>
      <text:p text:style-name="Standard"><text:s text:c="4"/>-&gt; <text:s text:c="4"/>operation_date DATETIME</text:p>
      <text:p text:style-name="Standard"><text:s text:c="4"/>-&gt; );</text:p>
      <text:p text:style-name="Standard">Query OK, 0 rows affected (0.02 sec)</text:p>
      <text:p text:style-name="Standard"/>
      <text:p text:style-name="Standard">mysql&gt; desc Library;</text:p>
      <text:p text:style-name="Standard">+----------------+--------------+------+-----+---------+-------+</text:p>
      <text:p text:style-name="Standard">| Field <text:s text:c="9"/>| Type <text:s text:c="8"/>| Null | Key | Default | Extra |</text:p>
      <text:p text:style-name="Standard">+----------------+--------------+------+-----+---------+-------+</text:p>
      <text:p text:style-name="Standard">| book_id <text:s text:c="7"/>| int <text:s text:c="9"/>| NO <text:s text:c="2"/>| PRI | NULL <text:s text:c="3"/>| <text:s text:c="6"/>|</text:p>
      <text:p text:style-name="Standard">| title <text:s text:c="9"/>| varchar(100) | YES <text:s/>| <text:s text:c="4"/>| NULL <text:s text:c="3"/>| <text:s text:c="6"/>|</text:p>
      <text:p text:style-name="Standard">| author <text:s text:c="8"/>| varchar(100) | YES <text:s/>| <text:s text:c="4"/>| NULL <text:s text:c="3"/>| <text:s text:c="6"/>|</text:p>
      <text:p text:style-name="Standard">| published_year | int <text:s text:c="9"/>| YES <text:s/>| <text:s text:c="4"/>| NULL <text:s text:c="3"/>| <text:s text:c="6"/>|</text:p>
      <text:p text:style-name="Standard">| copies <text:s text:c="8"/>| int <text:s text:c="9"/>| YES <text:s/>| <text:s text:c="4"/>| NULL <text:s text:c="3"/>| <text:s text:c="6"/>|</text:p>
      <text:p text:style-name="Standard">+----------------+--------------+------+-----+---------+-------+</text:p>
      <text:p text:style-name="Standard">5 rows in set (0.00 sec)</text:p>
      <text:p text:style-name="Standard"/>
      <text:p text:style-name="Standard">mysql&gt; desc Library_Audit;</text:p>
      <text:p text:style-name="Standard">+----------------+--------------+------+-----+---------+----------------+</text:p>
      <text:p text:style-name="Standard">| Field <text:s text:c="9"/>| Type <text:s text:c="8"/>| Null | Key | Default | Extra <text:s text:c="9"/>|</text:p>
      <text:p text:style-name="Standard">+----------------+--------------+------+-----+---------+----------------+</text:p>
      <text:p text:style-name="Standard">| audit_id <text:s text:c="6"/>| int <text:s text:c="9"/>| NO <text:s text:c="2"/>| PRI | NULL <text:s text:c="3"/>| auto_increment |</text:p>
      <text:p text:style-name="Standard"><text:soft-page-break/>| book_id <text:s text:c="7"/>| int <text:s text:c="9"/>| YES <text:s/>| <text:s text:c="4"/>| NULL <text:s text:c="3"/>| <text:s text:c="15"/>|</text:p>
      <text:p text:style-name="Standard">| title <text:s text:c="9"/>| varchar(100) | YES <text:s/>| <text:s text:c="4"/>| NULL <text:s text:c="3"/>| <text:s text:c="15"/>|</text:p>
      <text:p text:style-name="Standard">| author <text:s text:c="8"/>| varchar(100) | YES <text:s/>| <text:s text:c="4"/>| NULL <text:s text:c="3"/>| <text:s text:c="15"/>|</text:p>
      <text:p text:style-name="Standard">| published_year | int <text:s text:c="9"/>| YES <text:s/>| <text:s text:c="4"/>| NULL <text:s text:c="3"/>| <text:s text:c="15"/>|</text:p>
      <text:p text:style-name="Standard">| copies <text:s text:c="8"/>| int <text:s text:c="9"/>| YES <text:s/>| <text:s text:c="4"/>| NULL <text:s text:c="3"/>| <text:s text:c="15"/>|</text:p>
      <text:p text:style-name="Standard">| operation <text:s text:c="5"/>| varchar(10) <text:s/>| YES <text:s/>| <text:s text:c="4"/>| NULL <text:s text:c="3"/>| <text:s text:c="15"/>|</text:p>
      <text:p text:style-name="Standard">| operation_date | datetime <text:s text:c="4"/>| YES <text:s/>| <text:s text:c="4"/>| NULL <text:s text:c="3"/>| <text:s text:c="15"/>|</text:p>
      <text:p text:style-name="Standard">+----------------+--------------+------+-----+---------+----------------+</text:p>
      <text:p text:style-name="Standard">8 rows in set (0.01 sec)</text:p>
      <text:p text:style-name="Standard"/>
      <text:p text:style-name="Standard">mysql&gt; INSERT INTO Library VALUES (1, '1984', 'George Orwell', 1949, 10);</text:p>
      <text:p text:style-name="Standard">Query OK, 1 row affected (0.01 sec)</text:p>
      <text:p text:style-name="Standard"/>
      <text:p text:style-name="Standard">mysql&gt; INSERT INTO Library VALUES (2, 'To Kill a Mockingbird', 'Harper Lee', 1960, 5);</text:p>
      <text:p text:style-name="Standard">Query OK, 1 row affected (0.01 sec)</text:p>
      <text:p text:style-name="Standard"/>
      <text:p text:style-name="Standard">mysql&gt; select * from Library;</text:p>
      <text:p text:style-name="Standard">+---------+-----------------------+---------------+----------------+--------+</text:p>
      <text:p text:style-name="Standard">| book_id | title <text:s text:c="16"/>| author <text:s text:c="7"/>| published_year | copies |</text:p>
      <text:p text:style-name="Standard">+---------+-----------------------+---------------+----------------+--------+</text:p>
      <text:p text:style-name="Standard">| <text:s text:c="6"/>1 | 1984 <text:s text:c="17"/>| George Orwell | <text:s text:c="10"/>1949 | <text:s text:c="4"/>10 |</text:p>
      <text:p text:style-name="Standard">| <text:s text:c="6"/>2 | To Kill a Mockingbird | Harper Lee <text:s text:c="3"/>| <text:s text:c="10"/>1960 | <text:s text:c="5"/>5 |</text:p>
      <text:p text:style-name="Standard">+---------+-----------------------+---------------+----------------+--------+</text:p>
      <text:p text:style-name="Standard">2 rows in set (0.00 sec)</text:p>
      <text:p text:style-name="Standard"/>
      <text:p text:style-name="Standard">mysql&gt; DELIMITER $$</text:p>
      <text:p text:style-name="Standard">mysql&gt; </text:p>
      <text:p text:style-name="Standard">mysql&gt; CREATE TRIGGER trg_library_before_update</text:p>
      <text:p text:style-name="Standard"><text:s text:c="4"/>-&gt; <text:span text:style-name="T1">BEFORE UPDATE </text:span>ON Library</text:p>
      <text:p text:style-name="Standard"><text:s text:c="4"/>-&gt; FOR EACH ROW</text:p>
      <text:p text:style-name="Standard"><text:s text:c="4"/>-&gt; BEGIN</text:p>
      <text:p text:style-name="Standard"><text:s text:c="4"/>-&gt; <text:s text:c="4"/>INSERT INTO Library_Audit (</text:p>
      <text:p text:style-name="Standard"><text:s text:c="4"/>-&gt; <text:s text:c="8"/>book_id,</text:p>
      <text:p text:style-name="Standard"><text:s text:c="4"/>-&gt; <text:s text:c="8"/>title,</text:p>
      <text:p text:style-name="Standard"><text:s text:c="4"/>-&gt; <text:s text:c="8"/>author,</text:p>
      <text:p text:style-name="Standard"><text:s text:c="4"/>-&gt; <text:s text:c="8"/>published_year,</text:p>
      <text:p text:style-name="Standard"><text:s text:c="4"/>-&gt; <text:s text:c="8"/>copies,</text:p>
      <text:p text:style-name="Standard"><text:s text:c="4"/>-&gt; <text:s text:c="8"/>operation,</text:p>
      <text:p text:style-name="Standard"><text:s text:c="4"/>-&gt; <text:s text:c="8"/>operation_date</text:p>
      <text:p text:style-name="Standard"><text:s text:c="4"/>-&gt; <text:s text:c="4"/>) VALUES (</text:p>
      <text:p text:style-name="Standard"><text:s text:c="4"/>-&gt; <text:s text:c="8"/>OLD.book_id,</text:p>
      <text:p text:style-name="Standard"><text:s text:c="4"/>-&gt; <text:s text:c="8"/>OLD.title,</text:p>
      <text:p text:style-name="Standard"><text:s text:c="4"/>-&gt; <text:s text:c="8"/>OLD.author,</text:p>
      <text:p text:style-name="Standard"><text:s text:c="4"/>-&gt; <text:s text:c="8"/>OLD.published_year,</text:p>
      <text:p text:style-name="Standard"><text:s text:c="4"/>-&gt; <text:s text:c="8"/>OLD.copies,</text:p>
      <text:p text:style-name="Standard"><text:s text:c="4"/>-&gt; <text:s text:c="8"/>'UPDATE',</text:p>
      <text:p text:style-name="Standard"><text:s text:c="4"/>-&gt; <text:s text:c="8"/>NOW()</text:p>
      <text:p text:style-name="Standard"><text:s text:c="4"/>-&gt; <text:s text:c="4"/>);</text:p>
      <text:p text:style-name="Standard"><text:s text:c="4"/>-&gt; END$$</text:p>
      <text:p text:style-name="Standard">Query OK, 0 rows affected (0.01 sec)</text:p>
      <text:p text:style-name="Standard"/>
      <text:p text:style-name="Standard">mysql&gt; </text:p>
      <text:p text:style-name="Standard"><text:soft-page-break/>mysql&gt; DELIMITER ;</text:p>
      <text:p text:style-name="Standard">mysql&gt; select * from Library;</text:p>
      <text:p text:style-name="Standard">+---------+-----------------------+---------------+----------------+--------+</text:p>
      <text:p text:style-name="Standard">| book_id | title <text:s text:c="16"/>| author <text:s text:c="7"/>| published_year | copies |</text:p>
      <text:p text:style-name="Standard">+---------+-----------------------+---------------+----------------+--------+</text:p>
      <text:p text:style-name="Standard">| <text:s text:c="6"/>1 | 1984 <text:s text:c="17"/>| George Orwell | <text:s text:c="10"/>1949 | <text:s text:c="4"/>10 |</text:p>
      <text:p text:style-name="Standard">| <text:s text:c="6"/>2 | To Kill a Mockingbird | Harper Lee <text:s text:c="3"/>| <text:s text:c="10"/>1960 | <text:s text:c="5"/>5 |</text:p>
      <text:p text:style-name="Standard">+---------+-----------------------+---------------+----------------+--------+</text:p>
      <text:p text:style-name="Standard">2 rows in set (0.01 sec)</text:p>
      <text:p text:style-name="Standard"/>
      <text:p text:style-name="Standard">mysql&gt; UPDATE Library SET copies = 8 WHERE book_id = 1;</text:p>
      <text:p text:style-name="Standard">Query OK, 1 row affected (0.00 sec)</text:p>
      <text:p text:style-name="Standard">Rows matched: 1 <text:s/>Changed: 1 <text:s/>Warnings: 0</text:p>
      <text:p text:style-name="Standard"/>
      <text:p text:style-name="Standard">mysql&gt; select * from Library;</text:p>
      <text:p text:style-name="Standard">+---------+-----------------------+---------------+----------------+--------+</text:p>
      <text:p text:style-name="Standard">| book_id | title <text:s text:c="16"/>| author <text:s text:c="7"/>| published_year | copies |</text:p>
      <text:p text:style-name="Standard">+---------+-----------------------+---------------+----------------+--------+</text:p>
      <text:p text:style-name="Standard">| <text:s text:c="6"/>1 | 1984 <text:s text:c="17"/>| George Orwell | <text:s text:c="10"/>1949 | <text:s text:c="5"/>8 |</text:p>
      <text:p text:style-name="Standard">| <text:s text:c="6"/>2 | To Kill a Mockingbird | Harper Lee <text:s text:c="3"/>| <text:s text:c="10"/>1960 | <text:s text:c="5"/>5 |</text:p>
      <text:p text:style-name="Standard">+---------+-----------------------+---------------+----------------+--------+</text:p>
      <text:p text:style-name="Standard">2 rows in set (0.00 sec)</text:p>
      <text:p text:style-name="Standard"/>
      <text:p text:style-name="Standard">mysql&gt; DELIMITER $$</text:p>
      <text:p text:style-name="Standard">mysql&gt; </text:p>
      <text:p text:style-name="Standard">mysql&gt; CREATE TRIGGER trg_library_before_delete</text:p>
      <text:p text:style-name="Standard"><text:s text:c="4"/>-&gt; <text:span text:style-name="T1">BEFORE DELETE</text:span> ON Library</text:p>
      <text:p text:style-name="Standard"><text:s text:c="4"/>-&gt; FOR EACH ROW</text:p>
      <text:p text:style-name="Standard"><text:s text:c="4"/>-&gt; BEGIN</text:p>
      <text:p text:style-name="Standard"><text:s text:c="4"/>-&gt; <text:s text:c="4"/>INSERT INTO Library_Audit (</text:p>
      <text:p text:style-name="Standard"><text:s text:c="4"/>-&gt; <text:s text:c="8"/>book_id,</text:p>
      <text:p text:style-name="Standard"><text:s text:c="4"/>-&gt; <text:s text:c="8"/>title,</text:p>
      <text:p text:style-name="Standard"><text:s text:c="4"/>-&gt; <text:s text:c="8"/>author,</text:p>
      <text:p text:style-name="Standard"><text:s text:c="4"/>-&gt; <text:s text:c="8"/>published_year,</text:p>
      <text:p text:style-name="Standard"><text:s text:c="4"/>-&gt; <text:s text:c="8"/>copies,</text:p>
      <text:p text:style-name="Standard"><text:s text:c="4"/>-&gt; <text:s text:c="8"/>operation,</text:p>
      <text:p text:style-name="Standard"><text:s text:c="4"/>-&gt; <text:s text:c="8"/>operation_date</text:p>
      <text:p text:style-name="Standard"><text:s text:c="4"/>-&gt; <text:s text:c="4"/>) VALUES (</text:p>
      <text:p text:style-name="Standard"><text:s text:c="4"/>-&gt; <text:s text:c="8"/>OLD.book_id,</text:p>
      <text:p text:style-name="Standard"><text:s text:c="4"/>-&gt; <text:s text:c="8"/>OLD.title,</text:p>
      <text:p text:style-name="Standard"><text:s text:c="4"/>-&gt; <text:s text:c="8"/>OLD.author,</text:p>
      <text:p text:style-name="Standard"><text:s text:c="4"/>-&gt; <text:s text:c="8"/>OLD.published_year,</text:p>
      <text:p text:style-name="Standard"><text:s text:c="4"/>-&gt; <text:s text:c="8"/>OLD.copies,</text:p>
      <text:p text:style-name="Standard"><text:s text:c="4"/>-&gt; <text:s text:c="8"/>'DELETE',</text:p>
      <text:p text:style-name="Standard"><text:s text:c="4"/>-&gt; <text:s text:c="8"/>NOW()</text:p>
      <text:p text:style-name="Standard"><text:s text:c="4"/>-&gt; <text:s text:c="4"/>);</text:p>
      <text:p text:style-name="Standard"><text:s text:c="4"/>-&gt; END$$</text:p>
      <text:p text:style-name="Standard">Query OK, 0 rows affected (0.00 sec)</text:p>
      <text:p text:style-name="Standard"/>
      <text:p text:style-name="Standard">mysql&gt; </text:p>
      <text:p text:style-name="Standard">mysql&gt; DELIMITER ;</text:p>
      <text:p text:style-name="Standard">mysql&gt; DELETE FROM Library WHERE book_id = 2;</text:p>
      <text:p text:style-name="Standard"><text:soft-page-break/>Query OK, 1 row affected (0.00 sec)</text:p>
      <text:p text:style-name="Standard"/>
      <text:p text:style-name="Standard">mysql&gt; select * from Library;</text:p>
      <text:p text:style-name="Standard">+---------+-------+---------------+----------------+--------+</text:p>
      <text:p text:style-name="Standard">| book_id | title | author <text:s text:c="7"/>| published_year | copies |</text:p>
      <text:p text:style-name="Standard">+---------+-------+---------------+----------------+--------+</text:p>
      <text:p text:style-name="Standard">| <text:s text:c="6"/>1 | 1984 <text:s/>| George Orwell | <text:s text:c="10"/>1949 | <text:s text:c="5"/>8 |</text:p>
      <text:p text:style-name="Standard">+---------+-------+---------------+----------------+--------+</text:p>
      <text:p text:style-name="Standard">1 row in set (0.00 sec)</text:p>
      <text:p text:style-name="Standard"/>
      <text:p text:style-name="Standard">mysql&gt; SELECT * FROM Library_Audit;</text:p>
      <text:p text:style-name="Standard">+----------+---------+-----------------------+---------------+----------------+--------+-----------+---------------------+</text:p>
      <text:p text:style-name="Standard">| audit_id | book_id | title <text:s text:c="16"/>| author <text:s text:c="7"/>| published_year | copies | operation | operation_date <text:s text:c="5"/>|</text:p>
      <text:p text:style-name="Standard">+----------+---------+-----------------------+---------------+----------------+--------+-----------+---------------------+</text:p>
      <text:p text:style-name="Standard">| <text:s text:c="7"/>1 | <text:s text:c="6"/>1 | 1984 <text:s text:c="17"/>| George Orwell | <text:s text:c="10"/>1949 | <text:s text:c="4"/>10 | UPDATE <text:s text:c="3"/>| 2025-08-11 11:42:05 |</text:p>
      <text:p text:style-name="Standard">| <text:s text:c="7"/>2 | <text:s text:c="6"/>2 | To Kill a Mockingbird | Harper Lee <text:s text:c="3"/>| <text:s text:c="10"/>1960 | <text:s text:c="5"/>5 | DELETE <text:s text:c="3"/>| 2025-08-11 11:42:49 |</text:p>
      <text:p text:style-name="Standard">+----------+---------+-----------------------+---------------+----------------+--------+-----------+---------------------+</text:p>
      <text:p text:style-name="Standard">2 rows in set (0.00 sec)</text:p>
      <text:p text:style-name="Standard"/>
      <text:p text:style-name="Standard">mysql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1:44:09.115109523</meta:creation-date>
    <dc:date>2025-08-11T11:46:09.149865677</dc:date>
    <meta:editing-duration>PT2M</meta:editing-duration>
    <meta:editing-cycles>1</meta:editing-cycles>
    <meta:document-statistic meta:table-count="0" meta:image-count="0" meta:object-count="0" meta:page-count="4" meta:paragraph-count="155" meta:word-count="959" meta:character-count="7057" meta:non-whitespace-character-count="5046"/>
    <meta:generator>LibreOffice/7.3.7.2$Linux_X86_64 LibreOffice_project/30$Build-2</meta:generator>
  </office:meta>
</office:document-meta>
</file>